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style:paragraph-properties fo:line-height="100%"/>
    </style:style>
    <style:style style:name="P2" style:family="paragraph" style:parent-style-name="normal">
      <style:paragraph-properties fo:line-height="100%"/>
      <style:text-properties fo:font-size="14pt" officeooo:rsid="00040b94" officeooo:paragraph-rsid="0007470e" style:font-size-asian="14pt" style:font-size-complex="14pt"/>
    </style:style>
    <style:style style:name="P3" style:family="paragraph" style:parent-style-name="normal">
      <style:paragraph-properties fo:line-height="100%"/>
      <style:text-properties fo:font-size="14pt" officeooo:paragraph-rsid="00040b94" style:font-size-asian="14pt" style:font-size-complex="14pt"/>
    </style:style>
    <style:style style:name="P4" style:family="paragraph" style:parent-style-name="normal">
      <style:paragraph-properties fo:line-height="100%"/>
      <style:text-properties fo:font-size="14pt" officeooo:rsid="0004a982" officeooo:paragraph-rsid="0004a982" style:font-size-asian="14pt" style:font-size-complex="14pt"/>
    </style:style>
    <style:style style:name="P5" style:family="paragraph" style:parent-style-name="normal">
      <style:paragraph-properties fo:line-height="100%"/>
      <style:text-properties fo:font-size="14pt" officeooo:rsid="0005e306" officeooo:paragraph-rsid="0005e306" style:font-size-asian="14pt" style:font-size-complex="14pt"/>
    </style:style>
    <style:style style:name="P6" style:family="paragraph" style:parent-style-name="normal">
      <style:paragraph-properties fo:line-height="100%"/>
      <style:text-properties fo:font-size="14pt" officeooo:rsid="0006559c" officeooo:paragraph-rsid="0006559c" style:font-size-asian="14pt" style:font-size-complex="14pt"/>
    </style:style>
    <style:style style:name="P7" style:family="paragraph" style:parent-style-name="normal">
      <style:paragraph-properties fo:line-height="100%"/>
      <style:text-properties fo:font-size="14pt" officeooo:rsid="0006559c" officeooo:paragraph-rsid="0007470e" style:font-size-asian="14pt" style:font-size-complex="14pt"/>
    </style:style>
    <style:style style:name="P8" style:family="paragraph" style:parent-style-name="normal">
      <style:paragraph-properties fo:line-height="100%"/>
      <style:text-properties fo:font-size="14pt" officeooo:rsid="00068110" officeooo:paragraph-rsid="00068110" style:font-size-asian="14pt" style:font-size-complex="14pt"/>
    </style:style>
    <style:style style:name="P9" style:family="paragraph" style:parent-style-name="normal">
      <style:paragraph-properties fo:line-height="100%"/>
      <style:text-properties fo:font-size="14pt" fo:font-weight="bold" officeooo:rsid="00040b94" officeooo:paragraph-rsid="00040b94" style:font-size-asian="14pt" style:font-weight-asian="bold" style:font-size-complex="14pt" style:font-weight-complex="bold"/>
    </style:style>
    <style:style style:name="P10" style:family="paragraph" style:parent-style-name="normal">
      <style:paragraph-properties fo:line-height="100%"/>
      <style:text-properties fo:font-size="14pt" fo:font-weight="bold" officeooo:rsid="0004a982" officeooo:paragraph-rsid="0004a982" style:font-size-asian="14pt" style:font-weight-asian="bold" style:font-size-complex="14pt" style:font-weight-complex="bold"/>
    </style:style>
    <style:style style:name="P11" style:family="paragraph" style:parent-style-name="normal">
      <style:paragraph-properties fo:line-height="100%"/>
      <style:text-properties fo:font-size="14pt" fo:font-weight="bold" officeooo:rsid="0006559c" officeooo:paragraph-rsid="0006559c" style:font-size-asian="14pt" style:font-weight-asian="bold" style:font-size-complex="14pt" style:font-weight-complex="bold"/>
    </style:style>
    <style:style style:name="P12" style:family="paragraph" style:parent-style-name="normal">
      <style:paragraph-properties fo:line-height="100%"/>
      <style:text-properties fo:font-size="14pt" fo:font-weight="bold" officeooo:rsid="0006559c" officeooo:paragraph-rsid="0007470e" style:font-size-asian="14pt" style:font-weight-asian="bold" style:font-size-complex="14pt" style:font-weight-complex="bold"/>
    </style:style>
    <style:style style:name="P13" style:family="paragraph" style:parent-style-name="normal">
      <style:paragraph-properties fo:line-height="100%"/>
      <style:text-properties fo:font-size="14pt" fo:font-weight="bold" officeooo:rsid="0005e306" officeooo:paragraph-rsid="0005e306" style:font-size-asian="14pt" style:font-weight-asian="bold" style:font-size-complex="14pt" style:font-weight-complex="bold"/>
    </style:style>
    <style:style style:name="P14" style:family="paragraph" style:parent-style-name="normal">
      <style:paragraph-properties fo:line-height="100%"/>
      <style:text-properties fo:font-size="14pt" fo:font-weight="bold" officeooo:rsid="00068110" officeooo:paragraph-rsid="00068110" style:font-size-asian="14pt" style:font-weight-asian="bold" style:font-size-complex="14pt" style:font-weight-complex="bold"/>
    </style:style>
    <style:style style:name="P15" style:family="paragraph" style:parent-style-name="normal">
      <style:paragraph-properties fo:line-height="100%"/>
      <style:text-properties fo:font-size="14pt" fo:font-weight="bold" officeooo:rsid="0007470e" officeooo:paragraph-rsid="0007470e" style:font-size-asian="14pt" style:font-weight-asian="bold" style:font-size-complex="14pt" style:font-weight-complex="bold"/>
    </style:style>
    <style:style style:name="P16" style:family="paragraph" style:parent-style-name="normal">
      <style:paragraph-properties fo:margin-top="0.028in" fo:margin-bottom="0.028in" loext:contextual-spacing="false" fo:line-height="100%" fo:text-align="justify" style:justify-single-word="false"/>
    </style:style>
    <style:style style:name="P17" style:family="paragraph" style:parent-style-name="normal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T1" style:family="text">
      <style:text-properties fo:color="#a7074b" style:font-name="Roboto" fo:font-size="20pt" fo:font-weight="bold" style:font-name-asian="Roboto1" style:font-size-asian="20pt" style:font-weight-asian="bold" style:font-name-complex="Roboto1" style:font-size-complex="20pt"/>
    </style:style>
    <style:style style:name="T2" style:family="text">
      <style:text-properties fo:color="#a7074b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T3" style:family="text">
      <style:text-properties style:font-name="Roboto" fo:font-size="14pt" style:font-name-asian="Roboto1" style:font-size-asian="14pt" style:font-name-complex="Roboto1" style:font-size-complex="14pt"/>
    </style:style>
    <style:style style:name="T4" style:family="text">
      <style:text-properties style:font-name="Roboto" fo:font-size="14pt" fo:font-style="italic" style:font-name-asian="Roboto1" style:font-size-asian="14pt" style:font-style-asian="italic" style:font-name-complex="Roboto1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a982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0b94" style:font-weight-asian="bold" style:font-weight-complex="bold"/>
    </style:style>
    <style:style style:name="T9" style:family="text">
      <style:text-properties officeooo:rsid="00068110"/>
    </style:style>
    <style:style style:name="T10" style:family="text">
      <style:text-properties officeooo:rsid="000747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"><text:span text:style-name="T1">Exercice :</text:span></text:p>
      <text:p text:style-name="P1"><text:span text:style-name="T3">Ecrire un programme qui demande un nombre et lui afficher .</text:span></text:p>
      <text:p text:style-name="P1"><text:span text:style-name="T1">Exercice :</text:span></text:p>
      <text:p text:style-name="P1"><text:span text:style-name="T3">Ecrire un programme qui demande son prénom à l’utilisateur <text:s/>et son âge et qui lui réponde par un charmant « Bonjour » suivi du prénom et son âge</text:span></text:p>
      <text:p text:style-name="P1"><text:span text:style-name="T1">Exercice :</text:span></text:p>
      <text:p text:style-name="P1"><text:span text:style-name="T3">Ecrire un programme qui demande son prénom à l'utilisateur, et qui lui réponde par un charmant « Bonjour » suivi du prénom. </text:span></text:p>
      <text:p text:style-name="P16"><text:span text:style-name="T4">machine</text:span><text:span text:style-name="T3"> : Bonjour, Marie Cunégonde ! ».</text:span></text:p>
      <text:p text:style-name="P1"/>
      <text:p text:style-name="P1"/>
      <text:p text:style-name="P9">exercice1 :</text:p>
      <text:p text:style-name="P9"/>
      <text:p text:style-name="P2"><text:span text:style-name="T7">variable</text:span> </text:p>
      <text:p text:style-name="P2">N en numerique</text:p>
      <text:p text:style-name="P9">Debut</text:p>
      <text:p text:style-name="P3"><text:span text:style-name="T8">Ecrire <text:s/></text:span><text:span text:style-name="T6">"enter un nombre : "</text:span></text:p>
      <text:p text:style-name="P4"><text:span text:style-name="T7">Lire</text:span><text:span text:style-name="T5"> N</text:span></text:p>
      <text:p text:style-name="P5"><text:span text:style-name="T7">Ecrire</text:span><text:span text:style-name="T5"> N</text:span></text:p>
      <text:p text:style-name="P10">Fin</text:p>
      <text:p text:style-name="P8"/>
      <text:p text:style-name="P8"/>
      <text:p text:style-name="P8"/>
      <text:p text:style-name="P8"/>
      <text:p text:style-name="P8"/>
      <text:p text:style-name="P14">exercice 2</text:p>
      <text:p text:style-name="P14">variable</text:p>
      <text:p text:style-name="P8"><text:s/>prenom en chaine de charactére</text:p>
      <text:p text:style-name="P8"><text:s/><text:span text:style-name="T10">age en numérique</text:span></text:p>
      <text:p text:style-name="P15">DEBUT</text:p>
      <text:p text:style-name="P8"><text:span text:style-name="T7">ECRIRE </text:span>"Entre votre prenom"</text:p>
      <text:p text:style-name="P8"><text:span text:style-name="T7">LIRE </text:span>prenom</text:p>
      <text:p text:style-name="P8"><text:span text:style-name="T7">ECRIRE </text:span>"entrer votre age"</text:p>
      <text:p text:style-name="P8"><text:span text:style-name="T7">LIRE</text:span> age</text:p>
      <text:p text:style-name="P8"><text:span text:style-name="T7">Ecrire</text:span> "BONJOUR", prénom, age</text:p>
      <text:p text:style-name="P15">FIN</text:p>
      <text:p text:style-name="P8"/>
      <text:p text:style-name="P8"/>
      <text:p text:style-name="P8"/>
      <text:p text:style-name="P13"><text:soft-page-break/>exercice<text:span text:style-name="T9">3</text:span> :</text:p>
      <text:p text:style-name="P12">variable</text:p>
      <text:p text:style-name="P7"><text:s/>prenom en chaine de charactére</text:p>
      <text:p text:style-name="P11">Debut</text:p>
      <text:p text:style-name="P6"><text:span text:style-name="T7">Ecrire </text:span>"Donner ton prenom"</text:p>
      <text:p text:style-name="P6"><text:span text:style-name="T7">Lire </text:span>Prenom</text:p>
      <text:p text:style-name="P6"><text:span text:style-name="T7">Ecrire </text:span>"BONJOUR" , PRENOM</text:p>
      <text:p text:style-name="P11">FIN</text:p>
      <text:p text:style-name="P11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7T14:39:26.520389853</dc:date>
    <meta:editing-duration>PT4M7S</meta:editing-duration>
    <meta:editing-cycles>1</meta:editing-cycles>
    <meta:document-statistic meta:table-count="0" meta:image-count="0" meta:object-count="0" meta:page-count="2" meta:paragraph-count="34" meta:word-count="141" meta:character-count="774" meta:non-whitespace-character-count="660"/>
    <meta:generator>LibreOffice/6.3.4.2$Linux_X86_64 LibreOffice_project/30$Build-2</meta:generator>
  </office:meta>
</office:document-meta>
</file>